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ffff" draw:textarea-horizontal-align="justify" draw:textarea-vertical-align="middle" draw:auto-grow-height="false" fo:min-height="1.02cm" fo:min-width="2.675cm"/>
    </style:style>
    <style:style style:name="gr2" style:family="graphic" style:parent-style-name="standard">
      <style:graphic-properties svg:stroke-color="#000000" draw:fill-color="#ffffcc" draw:textarea-horizontal-align="justify" draw:textarea-vertical-align="middle" draw:auto-grow-height="false" fo:min-height="1.084cm" fo:min-width="1.3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</style:style>
    <style:style style:name="gr4" style:family="graphic" style:parent-style-name="standard">
      <style:graphic-properties svg:stroke-color="#000000" draw:fill-color="#ccffff" draw:textarea-horizontal-align="justify" draw:textarea-vertical-align="middle" draw:auto-grow-height="false" fo:min-height="1.02cm" fo:min-width="6.7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ccffff" draw:textarea-horizontal-align="justify" draw:textarea-vertical-align="middle" draw:auto-grow-height="false" fo:min-height="1.02cm" fo:min-width="8.136cm"/>
    </style:style>
    <style:style style:name="gr7" style:family="graphic" style:parent-style-name="standard">
      <style:graphic-properties svg:stroke-color="#000000" draw:fill-color="#ffccff" draw:textarea-horizontal-align="justify" draw:textarea-vertical-align="middle" draw:auto-grow-height="false" fo:min-height="2.937cm" fo:min-width="2.675cm"/>
    </style:style>
    <style:style style:name="gr8" style:family="graphic" style:parent-style-name="standard">
      <style:graphic-properties svg:stroke-color="#000000" draw:fill-color="#ccffcc" draw:textarea-horizontal-align="justify" draw:textarea-vertical-align="middle" draw:auto-grow-height="false" fo:min-height="2.937cm" fo:min-width="2.675cm"/>
    </style:style>
    <style:style style:name="P1" style:family="paragraph">
      <style:paragraph-properties fo:text-align="center"/>
    </style:style>
    <style:style style:name="P2" style:family="paragraph">
      <loext:graphic-properties draw:fill-color="#cc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cc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ccffcc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175cm" svg:height="1.27cm" svg:x="2.905cm" svg:y="2.905cm">
          <text:p text:style-name="P1"><text:span text:style-name="T1">All subjects</text:span></text:p>
          <text:p text:style-name="P1"><text:span text:style-name="T1">(1038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683cm" svg:height="2.667cm" svg:x="2.651cm" svg:y="5.064cm">
          <text:p text:style-name="P3"><text:span text:style-name="T1">Swa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5" draw:layer="layout" svg:width="10.924cm" svg:height="1.157cm" svg:x="6.713cm" svg:y="5.826cm">
          <draw:text-box>
            <text:p><text:span text:style-name="T2">Nasal swab: Any growth of bacterial colonies on Staphylococcus aureus selective agar plate?</text:span></text:p>
          </draw:text-box>
        </draw:frame>
        <draw:custom-shape draw:style-name="gr1" draw:text-style-name="P2" xml:id="id2" draw:id="id2" draw:layer="layout" svg:width="3.175cm" svg:height="1.27cm" svg:x="2.905cm" svg:y="8.905cm">
          <text:p text:style-name="P1"><text:span text:style-name="T1">Yes</text:span></text:p>
          <text:p text:style-name="P1"><text:span text:style-name="T1">(1028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7.267cm" svg:height="1.27cm" svg:x="10.702cm" svg:y="8.905cm">
          <text:p text:style-name="P1"><text:span text:style-name="T1">No, Unknown, Non-applicable</text:span></text:p>
          <text:p text:style-name="P1"><text:span text:style-name="T1">(10)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.492cm" svg:y1="7.731cm" svg:x2="4.492cm" svg:y2="8.905cm" draw:start-shape="id1" draw:start-glue-point="6" draw:end-shape="id2" draw:end-glue-point="0" svg:d="M4492 7731v1174" svg:viewBox="0 0 1 1175">
          <text:p/>
        </draw:connector>
        <draw:connector draw:style-name="gr5" draw:text-style-name="P6" draw:layer="layout" draw:line-skew="-0.206cm" svg:x1="4.492cm" svg:y1="7.731cm" svg:x2="14.335cm" svg:y2="8.905cm" draw:start-shape="id1" draw:start-glue-point="6" draw:end-shape="id3" draw:end-glue-point="0" svg:d="M4492 7731v381h9843v793" svg:viewBox="0 0 9844 1175">
          <text:p/>
        </draw:connector>
        <draw:custom-shape draw:style-name="gr2" draw:text-style-name="P4" xml:id="id4" draw:id="id4" draw:layer="layout" svg:width="3.683cm" svg:height="2.667cm" svg:x="2.651cm" svg:y="11.764cm">
          <text:p text:style-name="P1"><text:span text:style-name="T1">Coagul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5" draw:layer="layout" svg:width="10.924cm" svg:height="0.704cm" svg:x="6.713cm" svg:y="12.527cm">
          <draw:text-box>
            <text:p><text:span text:style-name="T2">Nasal swab: Result of the coagulase test</text:span></text:p>
          </draw:text-box>
        </draw:frame>
        <draw:custom-shape draw:style-name="gr1" draw:text-style-name="P2" xml:id="id5" draw:id="id5" draw:layer="layout" svg:width="3.175cm" svg:height="1.27cm" svg:x="2.904cm" svg:y="16.405cm">
          <text:p text:style-name="P1"><text:span text:style-name="T1">Positive</text:span></text:p>
          <text:p text:style-name="P1"><text:span text:style-name="T1">(406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8.636cm" svg:height="1.27cm" svg:x="10.017cm" svg:y="16.405cm">
          <text:p text:style-name="P1"><text:span text:style-name="T1">Negative, Unknown, Non-applicable</text:span></text:p>
          <text:p text:style-name="P1"><text:span text:style-name="T1">(622)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.492cm" svg:y1="10.175cm" svg:x2="4.492cm" svg:y2="11.764cm" draw:start-shape="id2" draw:start-glue-point="2" draw:end-shape="id4" svg:d="M4492 10175v1589" svg:viewBox="0 0 1 1590">
          <text:p/>
        </draw:connector>
        <draw:connector draw:style-name="gr5" draw:text-style-name="P6" draw:layer="layout" svg:x1="4.492cm" svg:y1="14.431cm" svg:x2="4.491cm" svg:y2="16.405cm" draw:start-shape="id4" draw:start-glue-point="6" draw:end-shape="id5" draw:end-glue-point="0" svg:d="M4492 14431v987h-1v987" svg:viewBox="0 0 2 1975">
          <text:p/>
        </draw:connector>
        <draw:connector draw:style-name="gr5" draw:text-style-name="P6" draw:layer="layout" svg:x1="4.492cm" svg:y1="14.431cm" svg:x2="14.335cm" svg:y2="16.405cm" draw:start-shape="id4" draw:start-glue-point="6" draw:end-shape="id6" svg:d="M4492 14431v987h9843v987" svg:viewBox="0 0 9844 1975">
          <text:p/>
        </draw:connector>
        <draw:custom-shape draw:style-name="gr7" draw:text-style-name="P7" xml:id="id8" draw:id="id8" draw:layer="layout" svg:width="3.175cm" svg:height="3.187cm" svg:x="2.904cm" svg:y="22.705cm">
          <text:p text:style-name="P1"><text:span text:style-name="T1">Positive</text:span></text:p>
          <text:p text:style-name="P1"><text:span text:style-name="T1">Nasal</text:span></text:p>
          <text:p text:style-name="P1"><text:span text:style-name="T1">Carrier</text:span><text:span text:style-name="T1"><text:line-break/></text:span><text:span text:style-name="T1"/></text:p>
          <text:p text:style-name="P1"><text:span text:style-name="T1">(406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9" draw:id="id9" draw:layer="layout" svg:width="3.175cm" svg:height="3.187cm" svg:x="12.748cm" svg:y="22.705cm">
          <text:p text:style-name="P1"><text:span text:style-name="T1">Negative</text:span></text:p>
          <text:p text:style-name="P1"><text:span text:style-name="T1">Nasal</text:span></text:p>
          <text:p text:style-name="P1"><text:span text:style-name="T1">Carrier</text:span><text:span text:style-name="T1"><text:line-break/></text:span><text:span text:style-name="T1"/></text:p>
          <text:p text:style-name="P1"><text:span text:style-name="T1">(632)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.492cm" svg:y1="4.175cm" svg:x2="4.492cm" svg:y2="5.064cm" draw:start-shape="id7" draw:start-glue-point="2" draw:end-shape="id1" draw:end-glue-point="4" svg:d="M4492 4175v889" svg:viewBox="0 0 1 890">
          <text:p/>
        </draw:connector>
        <draw:connector draw:style-name="gr5" draw:text-style-name="P6" draw:layer="layout" svg:x1="4.491cm" svg:y1="17.675cm" svg:x2="4.491cm" svg:y2="22.705cm" draw:start-shape="id5" draw:start-glue-point="2" draw:end-shape="id8" draw:end-glue-point="0" svg:d="M4491 17675v5030" svg:viewBox="0 0 1 5031">
          <text:p/>
        </draw:connector>
        <draw:connector draw:style-name="gr5" draw:text-style-name="P6" draw:layer="layout" svg:x1="14.335cm" svg:y1="17.675cm" svg:x2="14.335cm" svg:y2="22.705cm" draw:start-shape="id6" draw:start-glue-point="2" draw:end-shape="id9" draw:end-glue-point="0" svg:d="M14335 17675v5030" svg:viewBox="0 0 1 5031">
          <text:p/>
        </draw:connector>
        <draw:connector draw:style-name="gr5" draw:text-style-name="P6" draw:layer="layout" draw:line-skew="0.643cm" svg:x1="17.969cm" svg:y1="9.54cm" svg:x2="15.923cm" svg:y2="24.298cm" draw:start-shape="id3" draw:start-glue-point="1" draw:end-shape="id9" svg:d="M17969 9540h1143v14758h-3189" svg:viewBox="0 0 3190 147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03:35:56.788169381</meta:creation-date>
    <dc:date>2021-03-26T03:49:35.926144853</dc:date>
    <meta:editing-duration>PT2M38S</meta:editing-duration>
    <meta:editing-cycles>1</meta:editing-cycles>
    <meta:document-statistic meta:object-count="20"/>
    <meta:generator>LibreOffice/6.0.7.3$Linux_X86_64 LibreOffice_project/00m0$Build-3</meta:generator>
  </office:meta>
</office:document-meta>
</file>